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2-09-18_01-48-24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:PHOTO 寝た時刻 / 2022">
            <text:p>:m :PHOTO 寝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8" office:value-type="string">
            <text:p>2022-09-17_20-57-43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食べた物 ">
            <text:p>:m 食べた物 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8" office:value-type="string">
            <text:p>2022-09-18_11-36-56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2-09-18_07-56-32_000.jpg</text:p>
          </table:table-cell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8" office:value-type="string">
            <text:p>2022-09-17_19-17-41_000.jpg</text:p>
          </table:table-cell>
          <table:table-cell table:style-name="ce27" office:value-type="string">
            <text:p>:PHOTO 記録 / @自室 / 充電 / for=充電器：空調服用 / occasion=開始,other=表示：２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PHOTO 記録 / @自室 / 充電 / for=充電器：空調服用 / occasion=開始,other=表示：２">
            <text:p>:PHOTO 記録 / @自室 / 充電 / for=充電器：空調服用 / occasion=開始,other=表示：２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2-09-17_20-29-28_000.jpg</text:p>
          </table:table-cell>
          <table:table-cell table:style-name="ce27" office:value-type="string">
            <text:p>:PHOTO 記録 / @自室 / 充電 / for=充電器：空調服用 / occasion=充電：途中,other=表示：５</text:p>
          </table:table-cell>
          <table:table-cell table:style-name="ce29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PHOTO 記録 / @自室 / 充電 / for=充電器：空調服用 / occasion=充電：途中,other=表示：５">
            <text:p>:PHOTO 記録 / @自室 / 充電 / for=充電器：空調服用 / occasion=充電：途中,other=表示：５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8" office:value-type="string">
            <text:p>2022-09-17_21-48-37_000.jpg</text:p>
          </table:table-cell>
          <table:table-cell table:style-name="ce27" office:value-type="string">
            <text:p>:PHOTO 記録 / @自室 / 充電 / for=充電器：空調服用 / occasion=充電：完了,other=数字の点滅、続いている；表示：９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PHOTO 記録 / @自室 / 充電 / for=充電器：空調服用 / occasion=充電：完了,other=数字の点滅、続いている；表示：９">
            <text:p>:PHOTO 記録 / @自室 / 充電 / for=充電器：空調服用 / occasion=充電：完了,other=数字の点滅、続いている；表示：９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 office:value-type="string">
            <text:p>2022-09-18_01-03-55_000.jpg</text:p>
          </table:table-cell>
          <table:table-cell table:style-name="ce27" office:value-type="string">
            <text:p>:PHOTO 記録 / @自室 / 電池交換 / object=トイレ用：照明：ランタン型,other=電池を充電しているところ：交換自体の画像の、代わり</text:p>
          </table:table-cell>
          <table:table-cell table:style-name="ce29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PHOTO 記録 / @自室 / 電池交換 / object=トイレ用：照明：ランタン型,other=電池を充電しているところ：交換自体の画像の、代わり">
            <text:p>:PHOTO 記録 / @自室 / 電池交換 / object=トイレ用：照明：ランタン型,other=電池を充電しているところ：交換自体の画像の、代わり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8" office:value-type="string">
            <text:p>2022-09-18_15-15-09_000.jpg</text:p>
          </table:table-cell>
          <table:table-cell table:style-name="ce27" office:value-type="string">
            <text:p>:m 東和 PHOTO / 220917sa / 津田山駅 / 下作延計画 / １名（設備） / 金子工業所（不二建設） / 日誌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m 東和 PHOTO / 220917sa / 津田山駅 / 下作延計画 / １名（設備） / 金子工業所（不二建設） / 日誌">
            <text:p>:m 東和 PHOTO / 220917sa / 津田山駅 / 下作延計画 / １名（設備） / 金子工業所（不二建設） / 日誌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8" office:value-type="string">
            <text:p>2022-09-18_18-15-40_000.jpg</text:p>
          </table:table-cell>
          <table:table-cell table:style-name="ce27" office:value-type="string">
            <text:p>:m RES 1*1 / free# JVEMV6 68#_364:1 / 68. theoretical-physics(tp) / topics=量子力学,w=自己相関関数,doc=r-7-C1~1.5.2#1;r-7-C1~1.5.3#1,s=~,i=~,other=calc+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m RES 1*1 / free# JVEMV6 68#_364:1 / 68. theoretical-physics(tp) / topics=量子力学,w=自己相関関数,doc=r-7-C1~1.5.2#1;r-7-C1~1.5.3#1,s=~,i=~,other=calc+">
            <text:p>:m RES 1*1 / free# JVEMV6 68#_364:1 / 68. theoretical-physics(tp) / topics=量子力学,w=自己相関関数,doc=r-7-C1~1.5.2#1;r-7-C1~1.5.3#1,s=~,i=~,other=calc+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9" office:value-type="string">
            <text:p>2022-09-18_19-04-36_000.jpg</text:p>
          </table:table-cell>
          <table:table-cell table:style-name="ce27" office:value-type="string">
            <text:p>:m :篠笛,shinobue #*# / session-memo:session-1 / p.1:genre=melody,key=h-4(E),notes=dai-kan,file-piece-musescore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2]=&quot;&quot;;[.C12];CONCATENATE([.C12];&quot; / &quot;;[.E12]))" office:value-type="string" office:string-value=":m :篠笛,shinobue #*# / session-memo:session-1 / p.1:genre=melody,key=h-4(E),notes=dai-kan,file-piece-musescore=~">
            <text:p>:m :篠笛,shinobue #*# / session-memo:session-1 / p.1:genre=melody,key=h-4(E),notes=dai-kan,file-piece-musescore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/>
          <table:table-cell table:style-name="ce28"/>
          <table:table-cell table:style-name="ce10" table:number-columns-repeated="2"/>
          <table:table-cell table:style-name="ce51"/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/>
          <table:table-cell table:style-name="ce27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/>
          <table:table-cell table:style-name="ce27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/>
          <table:table-cell table:style-name="ce27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/>
          <table:table-cell table:style-name="ce29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46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8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3])" office:value-type="float" office:value="71">
            <text:p>71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2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1">
            <text:p>11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0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1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1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0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6:Sheet1.C271" table:on-update-keep-styles="true" table:on-update-keep-size="false"/>
        <table:database-range table:name="XXX" table:target-range-address="Sheet1.B266:Sheet1.B266" table:on-update-keep-styles="true" table:on-update-keep-size="false"/>
        <table:database-range table:name="XXX_music" table:target-range-address="Sheet1.B267:Sheet1.B267" table:on-update-keep-styles="true" table:on-update-keep-size="false"/>
        <table:database-range table:target-range-address="Sheet1.A2:Sheet1.AMJ12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9">2022/09/19</text:date>, <text:time>10:54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9-19T10:54:44.25</dc:date>
    <dc:creator>iwabuchi ken</dc:creator>
    <meta:editing-duration>P49DT4H14M56S</meta:editing-duration>
    <meta:editing-cycles>16061</meta:editing-cycles>
    <meta:document-statistic meta:table-count="2" meta:cell-count="911" meta:object-count="0"/>
    <meta:user-defined meta:name="qrichtext">1</meta:user-defined>
  </office:meta>
</office:document-meta>
</file>